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eflections for 03/29/16</text:p>
      <text:p text:style-name="Standard"/>
      <text:p text:style-name="Standard">Today we reviewed null variables, and we looked at testing again.</text:p>
      <text:p text:style-name="Standard">We reviewed interfaces and we looked at enumerable lists, with creating iterable lists of classes.</text:p>
      <text:p text:style-name="Standard"/>
      <text:p text:style-name="Standard">Then we worked on our plot programs.</text:p>
      <text:p text:style-name="Standard"/>
      <text:p text:style-name="Standard">80% done testing and debugging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29T17:56:54.25</meta:creation-date>
    <meta:document-statistic meta:table-count="0" meta:image-count="0" meta:object-count="0" meta:page-count="1" meta:paragraph-count="5" meta:word-count="42" meta:character-count="259"/>
    <dc:date>2016-03-29T18:03:34.49</dc:date>
    <meta:editing-duration>PT6M40S</meta:editing-duration>
    <meta:editing-cycles>1</meta:editing-cycles>
    <meta:generator>OpenOffice/4.1.2$Win32 OpenOffice.org_project/412m3$Build-9782</meta:generator>
  </office:meta>
</office:document-meta>
</file>